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6.9271in" fo:margin-left="0in" table:align="left"/>
    </style:style>
    <style:style style:name="TableHeader.A" style:family="table-column">
      <style:table-column-properties style:column-width="1.2396in"/>
    </style:style>
    <style:style style:name="TableHeader.B" style:family="table-column">
      <style:table-column-properties style:column-width="0.016in"/>
    </style:style>
    <style:style style:name="TableHeader.C" style:family="table-column">
      <style:table-column-properties style:column-width="0.6194in"/>
    </style:style>
    <style:style style:name="TableHeader.D" style:family="table-column">
      <style:table-column-properties style:column-width="3.0521in"/>
    </style:style>
    <style:style style:name="TableHeader.E" style:family="table-column">
      <style:table-column-properties style:column-width="0.6979in"/>
    </style:style>
    <style:style style:name="TableHeader.F" style:family="table-column">
      <style:table-column-properties style:column-width="1.3021in"/>
    </style:style>
    <style:style style:name="TableHeader.1" style:family="table-row">
      <style:table-row-properties style:min-row-height="0.375in"/>
    </style:style>
    <style:style style:name="TableHeader.A1" style:family="table-cell">
      <style:table-cell-properties fo:padding="0.0382in" fo:border="none" style:writing-mode="page"/>
    </style:style>
    <style:style style:name="TableHeader.C1" style:family="table-cell">
      <style:table-cell-properties fo:padding="0.0382in" fo:border-left="none" fo:border-right="none" fo:border-top="none" fo:border-bottom="0.5pt solid #000000" style:writing-mode="page"/>
    </style:style>
    <style:style style:name="TableHeader.C4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Item" style:family="table">
      <style:table-properties style:width="6.9299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0.6875in"/>
    </style:style>
    <style:style style:name="TableItem.C" style:family="table-column">
      <style:table-column-properties style:column-width="2.7514in"/>
    </style:style>
    <style:style style:name="TableItem.D" style:family="table-column">
      <style:table-column-properties style:column-width="1.1875in"/>
    </style:style>
    <style:style style:name="TableItem.E" style:family="table-column">
      <style:table-column-properties style:column-width="1.0007in"/>
    </style:style>
    <style:style style:name="TableItem.F" style:family="table-column">
      <style:table-column-properties style:column-width="0.9903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F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5" style:family="table-cell">
      <style:table-cell-properties fo:background-color="#dddddd" fo:padding="0.0201in" fo:border-left="0.5pt solid #808080" fo:border-right="none" fo:border-top="none" fo:border-bottom="0.5pt solid #808080" style:writing-mode="page">
        <style:background-image/>
      </style:table-cell-properties>
    </style:style>
    <style:style style:name="TableItem.F1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P1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" style:family="paragraph" style:parent-style-name="Table_20_Contents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Table_20_Contents">
      <style:text-properties style:font-name="Calibri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officeooo:rsid="00192932" officeooo:paragraph-rsid="00192932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8" style:family="paragraph" style:parent-style-name="Standard" style:master-page-name="Standard">
      <style:paragraph-properties style:page-number="auto"/>
      <style:text-properties officeooo:rsid="0023d8be" officeooo:paragraph-rsid="001488e1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248414" officeooo:paragraph-rsid="00248414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text-properties style:font-name="Calibri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officeooo:rsid="001e00b6" officeooo:paragraph-rsid="001e00b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officeooo:rsid="00281092" officeooo:paragraph-rsid="00281092" style:font-size-asian="10pt" style:font-size-complex="10pt"/>
    </style:style>
    <style:style style:name="P17" style:family="paragraph" style:parent-style-name="Table_20_Contents"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Calibri" fo:font-size="10pt" fo:font-weight="bold" officeooo:rsid="00248414" officeooo:paragraph-rsid="0024841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0pt" fo:font-weight="bold" officeooo:rsid="0024b9a4" officeooo:paragraph-rsid="0024b9a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weight="bold" officeooo:rsid="0024b9a4" officeooo:paragraph-rsid="0024b9a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26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</office:automatic-styles>
  <office:body>
    <office:text>
      <office:forms form:automatic-focus="false" form:apply-design-mode="false"/>
      <text:variable-decls>
        <text:variable-decl office:value-type="string" text:name="totalinwords"/>
        <text:variable-decl office:value-type="string" text:name="voucherno"/>
        <text:variable-decl office:value-type="string" text:name="voucherdate"/>
        <text:variable-decl office:value-type="string" text:name="paymentto"/>
        <text:variable-decl office:value-type="string" text:name="paymentmode"/>
        <text:variable-decl office:value-type="string" text:name="paymentmodedetails"/>
        <text:variable-decl office:value-type="string" text:name="vouchertotal"/>
        <text:variable-decl office:value-type="string" text:name="being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column table:style-name="TableHeader.F"/>
        <table:table-row table:style-name="TableHeader.1">
          <table:table-cell table:style-name="TableHeader.A1" office:value-type="string">
            <text:p text:style-name="P2"/>
          </table:table-cell>
          <table:table-cell table:style-name="TableHeader.A1" office:value-type="string">
            <text:p text:style-name="P5"/>
          </table:table-cell>
          <table:table-cell table:style-name="TableHeader.C1" table:number-columns-spanned="3" office:value-type="string">
            <text:p text:style-name="Title">Payment Voucher</text:p>
          </table:table-cell>
          <table:covered-table-cell/>
          <table:covered-table-cell/>
          <table:table-cell table:style-name="TableHeader.A1" office:value-type="string">
            <text:p text:style-name="P3"/>
          </table:table-cell>
        </table:table-row>
        <table:table-row table:style-name="TableLine2026612581088">
          <table:table-cell table:style-name="TableHeader.A1" office:value-type="string">
            <text:p text:style-name="P17">Voucher No</text:p>
          </table:table-cell>
          <table:table-cell table:style-name="TableHeader.A1" office:value-type="string">
            <text:p text:style-name="P5"/>
          </table:table-cell>
          <table:table-cell table:style-name="TableHeader.A1" table:number-columns-spanned="2" office:value-type="string">
            <text:p text:style-name="P3"><text:variable-set text:name="voucherno" office:value-type="string">voucherno</text:variable-set></text:p>
          </table:table-cell>
          <table:covered-table-cell/>
          <table:table-cell table:style-name="TableHeader.A1" office:value-type="string">
            <text:p text:style-name="P18">Date</text:p>
          </table:table-cell>
          <table:table-cell table:style-name="TableHeader.A1" office:value-type="string">
            <text:p text:style-name="P19"><text:variable-set text:name="voucherdate" office:value-type="string">voucherdate</text:variable-set></text:p>
          </table:table-cell>
        </table:table-row>
        <table:table-row table:style-name="TableLine2026612588288">
          <table:table-cell table:style-name="TableHeader.A1" office:value-type="string">
            <text:p text:style-name="P17">Payment to</text:p>
          </table:table-cell>
          <table:table-cell table:style-name="TableHeader.A1" office:value-type="string">
            <text:p text:style-name="P5"/>
          </table:table-cell>
          <table:table-cell table:style-name="TableHeader.A1" table:number-columns-spanned="4" office:value-type="string">
            <text:p text:style-name="P3"><text:variable-set text:name="paymentto" office:value-type="string">paymentto</text:variable-set></text:p>
          </table:table-cell>
          <table:covered-table-cell/>
          <table:covered-table-cell/>
          <table:covered-table-cell/>
        </table:table-row>
        <table:table-row table:style-name="TableLine2026612588288">
          <table:table-cell table:style-name="TableHeader.A1" office:value-type="string">
            <text:p text:style-name="P17">Payment Mode</text:p>
          </table:table-cell>
          <table:table-cell table:style-name="TableHeader.A1" office:value-type="string">
            <text:p text:style-name="P5"/>
          </table:table-cell>
          <table:table-cell table:style-name="TableHeader.C4" office:value-type="string">
            <text:p text:style-name="P9"><text:variable-set text:name="paymentmode" office:value-type="string">paymentmode</text:variable-set></text:p>
          </table:table-cell>
          <table:table-cell table:style-name="TableHeader.A1" table:number-columns-spanned="3" office:value-type="string">
            <text:p text:style-name="P3"><text:variable-set text:name="paymentmodedetails" office:value-type="string">paymentmodedetails</text:variable-set></text:p>
          </table:table-cell>
          <table:covered-table-cell/>
          <table:covered-table-cell/>
        </table:table-row>
      </table:table>
      <text:p text:style-name="P1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header-rows>
          <table:table-row table:style-name="TableLine2026612602112">
            <table:table-cell table:style-name="TableItem.A1" office:value-type="string">
              <text:p text:style-name="P25">#</text:p>
            </table:table-cell>
            <table:table-cell table:style-name="TableItem.A1" table:number-columns-spanned="2" office:value-type="string">
              <text:p text:style-name="P26">Accounts Head</text:p>
            </table:table-cell>
            <table:covered-table-cell/>
            <table:table-cell table:style-name="TableItem.A1" office:value-type="string">
              <text:p text:style-name="P26">M/R No.</text:p>
            </table:table-cell>
            <table:table-cell table:style-name="TableItem.A1" office:value-type="string">
              <text:p text:style-name="P26">Accounts Code</text:p>
            </table:table-cell>
            <table:table-cell table:style-name="TableItem.F1" office:value-type="string">
              <text:p text:style-name="P26">Amount (Tk.)</text:p>
            </table:table-cell>
          </table:table-row>
        </table:table-header-rows>
        <table:table-row table:style-name="TableLine2026612585408">
          <table:table-cell table:style-name="TableItem.A2" office:value-type="string">
            <text:p text:style-name="P5"/>
          </table:table-cell>
          <table:table-cell table:style-name="TableItem.B2" table:number-columns-spanned="2" office:value-type="string">
            <text:p text:style-name="P7"/>
          </table:table-cell>
          <table:covered-table-cell/>
          <table:table-cell table:style-name="TableItem.D2" office:value-type="string">
            <text:p text:style-name="P5"/>
          </table:table-cell>
          <table:table-cell table:style-name="TableItem.E2" office:value-type="string">
            <text:p text:style-name="P5"/>
          </table:table-cell>
          <table:table-cell table:style-name="TableItem.F2" office:value-type="string">
            <text:p text:style-name="P4"/>
          </table:table-cell>
        </table:table-row>
        <table:table-row table:style-name="TableLine2026612577344">
          <table:table-cell table:style-name="TableItem.A11" office:value-type="string">
            <text:p text:style-name="P16"/>
          </table:table-cell>
          <table:table-cell table:style-name="TableItem.B3" table:number-columns-spanned="2" office:value-type="string">
            <text:p text:style-name="P7"/>
          </table:table-cell>
          <table:covered-table-cell/>
          <table:table-cell table:style-name="TableItem.D11" office:value-type="string">
            <text:p text:style-name="P5"/>
          </table:table-cell>
          <table:table-cell table:style-name="TableItem.E3" office:value-type="string">
            <text:p text:style-name="P5"/>
          </table:table-cell>
          <table:table-cell table:style-name="TableItem.F3" office:value-type="string">
            <text:p text:style-name="P4"/>
          </table:table-cell>
        </table:table-row>
        <table:table-row table:style-name="TableLine2026612620544">
          <table:table-cell table:style-name="TableItem.A11" office:value-type="string">
            <text:p text:style-name="P16"/>
          </table:table-cell>
          <table:table-cell table:style-name="TableItem.B4" table:number-columns-spanned="2" office:value-type="string">
            <text:p text:style-name="P7"/>
          </table:table-cell>
          <table:covered-table-cell/>
          <table:table-cell table:style-name="TableItem.D11" office:value-type="string">
            <text:p text:style-name="P5"/>
          </table:table-cell>
          <table:table-cell table:style-name="TableItem.E4" office:value-type="string">
            <text:p text:style-name="P5"/>
          </table:table-cell>
          <table:table-cell table:style-name="TableItem.F4" office:value-type="string">
            <text:p text:style-name="P4"/>
          </table:table-cell>
        </table:table-row>
        <table:table-row table:style-name="TableLine2026612609888">
          <table:table-cell table:style-name="TableItem.A11" office:value-type="string">
            <text:p text:style-name="P16"/>
          </table:table-cell>
          <table:table-cell table:style-name="TableItem.B5" table:number-columns-spanned="2" office:value-type="string">
            <text:p text:style-name="P7"/>
          </table:table-cell>
          <table:covered-table-cell/>
          <table:table-cell table:style-name="TableItem.D11" office:value-type="string">
            <text:p text:style-name="P5"/>
          </table:table-cell>
          <table:table-cell table:style-name="TableItem.E5" office:value-type="string">
            <text:p text:style-name="P5"/>
          </table:table-cell>
          <table:table-cell table:style-name="TableItem.F5" office:value-type="string">
            <text:p text:style-name="P4"/>
          </table:table-cell>
        </table:table-row>
        <table:table-row table:style-name="TableLine2026612625152">
          <table:table-cell table:style-name="TableItem.A11" office:value-type="string">
            <text:p text:style-name="P16"/>
          </table:table-cell>
          <table:table-cell table:style-name="TableItem.B6" table:number-columns-spanned="2" office:value-type="string">
            <text:p text:style-name="P7"/>
          </table:table-cell>
          <table:covered-table-cell/>
          <table:table-cell table:style-name="TableItem.D11" office:value-type="string">
            <text:p text:style-name="P5"/>
          </table:table-cell>
          <table:table-cell table:style-name="TableItem.E6" office:value-type="string">
            <text:p text:style-name="P5"/>
          </table:table-cell>
          <table:table-cell table:style-name="TableItem.F6" office:value-type="string">
            <text:p text:style-name="P4"/>
          </table:table-cell>
        </table:table-row>
        <table:table-row table:style-name="TableLine2026612624864">
          <table:table-cell table:style-name="TableItem.A11" office:value-type="string">
            <text:p text:style-name="P16"/>
          </table:table-cell>
          <table:table-cell table:style-name="TableItem.B7" table:number-columns-spanned="2" office:value-type="string">
            <text:p text:style-name="P7"/>
          </table:table-cell>
          <table:covered-table-cell/>
          <table:table-cell table:style-name="TableItem.D11" office:value-type="string">
            <text:p text:style-name="P5"/>
          </table:table-cell>
          <table:table-cell table:style-name="TableItem.E7" office:value-type="string">
            <text:p text:style-name="P5"/>
          </table:table-cell>
          <table:table-cell table:style-name="TableItem.F7" office:value-type="string">
            <text:p text:style-name="P4"/>
          </table:table-cell>
        </table:table-row>
        <table:table-row table:style-name="TableLine2026612610464">
          <table:table-cell table:style-name="TableItem.A11" office:value-type="string">
            <text:p text:style-name="P16"/>
          </table:table-cell>
          <table:table-cell table:style-name="TableItem.B8" table:number-columns-spanned="2" office:value-type="string">
            <text:p text:style-name="P7"/>
          </table:table-cell>
          <table:covered-table-cell/>
          <table:table-cell table:style-name="TableItem.D11" office:value-type="string">
            <text:p text:style-name="P5"/>
          </table:table-cell>
          <table:table-cell table:style-name="TableItem.E8" office:value-type="string">
            <text:p text:style-name="P5"/>
          </table:table-cell>
          <table:table-cell table:style-name="TableItem.F8" office:value-type="string">
            <text:p text:style-name="P4"/>
          </table:table-cell>
        </table:table-row>
        <table:table-row table:style-name="TableLine2026612620256">
          <table:table-cell table:style-name="TableItem.A11" office:value-type="string">
            <text:p text:style-name="P16"/>
          </table:table-cell>
          <table:table-cell table:style-name="TableItem.B9" table:number-columns-spanned="2" office:value-type="string">
            <text:p text:style-name="P7"/>
          </table:table-cell>
          <table:covered-table-cell/>
          <table:table-cell table:style-name="TableItem.D11" office:value-type="string">
            <text:p text:style-name="P5"/>
          </table:table-cell>
          <table:table-cell table:style-name="TableItem.E9" office:value-type="string">
            <text:p text:style-name="P5"/>
          </table:table-cell>
          <table:table-cell table:style-name="TableItem.F9" office:value-type="string">
            <text:p text:style-name="P4"/>
          </table:table-cell>
        </table:table-row>
        <table:table-row table:style-name="TableLine2026612620832">
          <table:table-cell table:style-name="TableItem.A11" office:value-type="string">
            <text:p text:style-name="P16"/>
          </table:table-cell>
          <table:table-cell table:style-name="TableItem.B10" table:number-columns-spanned="2" office:value-type="string">
            <text:p text:style-name="P7"/>
          </table:table-cell>
          <table:covered-table-cell/>
          <table:table-cell table:style-name="TableItem.D11" office:value-type="string">
            <text:p text:style-name="P5"/>
          </table:table-cell>
          <table:table-cell table:style-name="TableItem.E10" office:value-type="string">
            <text:p text:style-name="P5"/>
          </table:table-cell>
          <table:table-cell table:style-name="TableItem.F10" office:value-type="string">
            <text:p text:style-name="P4"/>
          </table:table-cell>
        </table:table-row>
        <table:table-row table:style-name="TableLine2026612611904">
          <table:table-cell table:style-name="TableItem.A11" office:value-type="string">
            <text:p text:style-name="P16"/>
          </table:table-cell>
          <table:table-cell table:style-name="TableItem.B11" table:number-columns-spanned="2" office:value-type="string">
            <text:p text:style-name="P7"/>
          </table:table-cell>
          <table:covered-table-cell/>
          <table:table-cell table:style-name="TableItem.D11" office:value-type="string">
            <text:p text:style-name="P5"/>
          </table:table-cell>
          <table:table-cell table:style-name="TableItem.E11" office:value-type="string">
            <text:p text:style-name="P5"/>
          </table:table-cell>
          <table:table-cell table:style-name="TableItem.F11" office:value-type="string">
            <text:p text:style-name="P4"/>
          </table:table-cell>
        </table:table-row>
        <table:table-row table:style-name="TableLine2026612628608">
          <table:table-cell table:style-name="TableItem.A13" office:value-type="string">
            <text:p text:style-name="P16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5"/>
          </table:table-cell>
          <table:table-cell table:style-name="TableItem.E13" office:value-type="string">
            <text:p text:style-name="P5"/>
          </table:table-cell>
          <table:table-cell table:style-name="TableItem.F13" office:value-type="string">
            <text:p text:style-name="P4"/>
          </table:table-cell>
        </table:table-row>
        <table:table-row table:style-name="TableLine2026612628608">
          <table:table-cell table:style-name="TableItem.A13" office:value-type="string">
            <text:p text:style-name="P16"/>
          </table:table-cell>
          <table:table-cell table:style-name="TableItem.B13" table:number-columns-spanned="2" office:value-type="string">
            <text:p text:style-name="P7"/>
          </table:table-cell>
          <table:covered-table-cell/>
          <table:table-cell table:style-name="TableItem.D13" office:value-type="string">
            <text:p text:style-name="P5"/>
          </table:table-cell>
          <table:table-cell table:style-name="TableItem.E13" office:value-type="string">
            <text:p text:style-name="P5"/>
          </table:table-cell>
          <table:table-cell table:style-name="TableItem.F13" office:value-type="string">
            <text:p text:style-name="P4"/>
          </table:table-cell>
        </table:table-row>
        <table:table-row table:style-name="TableLine2026612596928">
          <table:table-cell table:style-name="TableItem.A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26612607872">
          <table:table-cell table:style-name="TableItem.A15" table:number-columns-spanned="5" office:value-type="string">
            <text:p text:style-name="P22">Total</text:p>
          </table:table-cell>
          <table:covered-table-cell/>
          <table:covered-table-cell/>
          <table:covered-table-cell/>
          <table:covered-table-cell/>
          <table:table-cell table:style-name="TableItem.F15" office:value-type="string">
            <text:p text:style-name="P19"><text:variable-set text:name="vouchertotal" office:value-type="string">vouchertotal</text:variable-set></text:p>
          </table:table-cell>
        </table:table-row>
        <table:table-row table:style-name="TableLine2026612593760">
          <table:table-cell table:style-name="TableItem.A16" table:number-columns-spanned="2" office:value-type="string">
            <text:p text:style-name="P21">Total (in Words)</text:p>
          </table:table-cell>
          <table:covered-table-cell/>
          <table:table-cell table:style-name="TableItem.C16" table:number-columns-spanned="4" office:value-type="string">
            <text:p text:style-name="P3"><text:variable-set text:name="totalinwords" office:value-type="string">totalinwords</text:variable-set></text:p>
          </table:table-cell>
          <table:covered-table-cell/>
          <table:covered-table-cell/>
          <table:covered-table-cell/>
        </table:table-row>
        <table:table-row table:style-name="TableLine2026612593760">
          <table:table-cell table:style-name="TableItem.A17" table:number-columns-spanned="2" office:value-type="string">
            <text:p text:style-name="P23">Being</text:p>
          </table:table-cell>
          <table:covered-table-cell/>
          <table:table-cell table:style-name="TableItem.C17" table:number-columns-spanned="4" office:value-type="string">
            <text:p text:style-name="P3"><text:variable-set text:name="being" office:value-type="string">being</text:variable-set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.1701in" fo:margin-bottom="0in" style:contextual-spacing="false"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2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2in" style:rel-column-width="1728*"/>
    </style:style>
    <style:style style:name="Table1.C" style:family="table-column">
      <style:table-column-properties style:column-width="0.4153in" style:rel-column-width="598*"/>
    </style:style>
    <style:style style:name="Table1.E" style:family="table-column">
      <style:table-column-properties style:column-width="0.4201in" style:rel-column-width="605*"/>
    </style:style>
    <style:style style:name="Table1.F" style:family="table-column">
      <style:table-column-properties style:column-width="1.1951in" style:rel-column-width="1721*"/>
    </style:style>
    <style:style style:name="Table1.I" style:family="table-column">
      <style:table-column-properties style:column-width="0.7194in" style:rel-column-width="1036*"/>
    </style:style>
    <style:style style:name="Table1.A1" style:family="table-cell">
      <style:table-cell-properties fo:padding="0.0382in" fo:border="none"/>
    </style:style>
    <style:style style:name="Table1.B2" style:family="table-cell">
      <style:table-cell-properties fo:padding="0.0382in" fo:border-left="none" fo:border-right="none" fo:border-top="0.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>Spectrum Software &amp; Consulting (Pvt.) Ltd.</text:p>
        <text:p text:style-name="Subtitle">Corporate Office: BDBL Bhaban, 7th Floor, 12 Kawran Bazar, Dhaka-1215, Bangladesh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F"/>
          <table:table-column table:style-name="Table1.E"/>
          <table:table-column table:style-name="Table1.B"/>
          <table:table-column table:style-name="Table1.I"/>
          <table:table-row table:style-name="TableLine2026612662592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  <table:table-row table:style-name="TableLine2026612662592"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Prepar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Check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Approved by</text:p>
            </table:table-cell>
            <table:table-cell table:style-name="Table1.A1" office:value-type="string">
              <text:p text:style-name="MP1"/>
            </table:table-cell>
            <table:table-cell table:style-name="Table1.B2" office:value-type="string">
              <text:p text:style-name="MP1">Received by</text:p>
            </table:table-cell>
            <table:table-cell table:style-name="Table1.A1" office:value-type="string">
              <text:p text:style-name="MP1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21:08:52.690000000</dc:date>
    <meta:editing-duration>PT1H50M8S</meta:editing-duration>
    <meta:editing-cycles>17</meta:editing-cycles>
    <meta:generator>LibreOffice/7.3.1.3$Windows_X86_64 LibreOffice_project/a69ca51ded25f3eefd52d7bf9a5fad8c90b87951</meta:generator>
    <meta:document-statistic meta:table-count="3" meta:image-count="0" meta:object-count="0" meta:page-count="1" meta:paragraph-count="29" meta:word-count="73" meta:character-count="499" meta:non-whitespace-character-count="455"/>
  </office:meta>
</office:document-meta>
</file>